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ovembe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7" table:number-columns-repeated="2"/>
          <table:table-cell table:style-name="ce22" table:formula="of:=([.B5]*[.B21]*2) + ([.C5]*[.B22]*2) + ([.D5] * 2) + [.E5]" office:value-type="float" office:value="1772" calcext:value-type="float">
            <text:p>1772</text:p>
          </table:table-cell>
          <table:table-cell table:style-name="ce23" table:formula="of:=[.G5]*[.B26]" office:value-type="currency" office:currency="EUR" office:value="318.96" calcext:value-type="currency">
            <text:p>318.96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318.96" calcext:value-type="currency">
            <text:p>318.96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23.922" calcext:value-type="currency">
            <text:p>23.92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342.882" calcext:value-type="currency">
            <text:p>342.88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2" calcext:value-type="float">
            <text:p>12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09:18:03.971148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6-12-07T09:20:57.013994153</dc:date>
    <meta:editing-duration>P1DT12H3M12S</meta:editing-duration>
    <meta:editing-cycles>15</meta:editing-cycles>
    <meta:generator>LibreOffice/5.1.4.2$Linux_X86_64 LibreOffice_project/10m0$Build-2</meta:generator>
    <meta:document-statistic meta:table-count="1" meta:cell-count="50" meta:object-count="0"/>
  </office:meta>
</office:document-meta>
</file>